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3">
      <style:text-properties officeooo:rsid="00093067" officeooo:paragraph-rsid="00093067"/>
    </style:style>
    <style:style style:name="P2" style:family="paragraph" style:parent-style-name="Standard">
      <style:text-properties officeooo:rsid="00093067" officeooo:paragraph-rsid="000a8efa"/>
    </style:style>
    <style:style style:name="P3" style:family="paragraph" style:parent-style-name="Standard">
      <style:text-properties officeooo:rsid="000a8efa" officeooo:paragraph-rsid="000a8efa"/>
    </style:style>
    <style:style style:name="P4" style:family="paragraph" style:parent-style-name="Standard">
      <style:text-properties officeooo:rsid="000c5ab1" officeooo:paragraph-rsid="000c5ab1"/>
    </style:style>
    <style:style style:name="T1" style:family="text">
      <style:text-properties officeooo:rsid="000a8e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Клиентская часть.</text:p>
      <text:p text:style-name="P2"><text:span text:style-name="T1">1.</text:span> Был создан <text:s/>удобный интерфейс для установки демонов (не вошел в окончательную сборку проекта ввиду неэффективной реализации для конкретной задачи). <text:span text:style-name="T1">Интерфейс включает в себя разработку функции, которая будет работать в теле демона, а также управляющую программу, общающуюся с демонами посредством message queue.</text:span></text:p>
      <text:p text:style-name="P2"><text:span text:style-name="T1">2. </text:span>Создана .so библиотека для загрузки файлов в РФС и из нее.</text:p>
      <text:list xml:id="list375160829" text:style-name="L3">
        <text:list-item>
          <text:list>
            <text:list-header>
              <text:p text:style-name="P1">Предполагается использование различных методов компрессии, реализация функций предполагает легкое их добавление.</text:p>
              <text:p text:style-name="P1">В дальнейшем предполагается изучить, какие типы файлов каким видом шифрования сжимаются лучше. Возможно, некоторые файлы не стоит сжимать вовсе.</text:p>
              <text:p text:style-name="P1">Для деления файлов на чанки и восстановления файлов из чанков использован mmap</text:p>
            </text:list-header>
          </text:list>
        </text:list-item>
      </text:list>
      <text:p text:style-name="P3">3. Созданы консольные приложения, позволяющие загружать файлы в РФС и скачивать файлы из нее.</text:p>
      <text:p text:style-name="P3">4. Создано приложение с GUI, позволяющее удобно управлять РФС.</text:p>
      <text:p text:style-name="P3"><text:tab/>Добавлено окно авторизации</text:p>
      <text:p text:style-name="P3"><text:tab/>Добавлена страница загрузки, отображающая в виде таблицы структуру локальной ФС, из которой пользователь выбирает файлы для загрузки, после чего выбирает путь на РФС и происхдит загрузка.</text:p>
      <text:p text:style-name="P4"><text:tab/>Добавлена страница скачивания, отображающая в виде таблицы структуру РФС и позволяющая выбрать файлы а затем и путь на локальной ФС для скачивания с РФС.</text:p>
      <text:p text:style-name="P4"><text:tab/>Добавлена страница управления монетами</text:p>
      <text:p text:style-name="P4">5. В процессе создания клиентской части была использована библиотека QT, а именно widgets, network, json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4T15:16:01.718773063</meta:creation-date>
    <dc:date>2020-05-14T15:41:36.140864714</dc:date>
    <meta:editing-duration>PT5M1S</meta:editing-duration>
    <meta:editing-cycles>1</meta:editing-cycles>
    <meta:document-statistic meta:table-count="0" meta:image-count="0" meta:object-count="0" meta:page-count="1" meta:paragraph-count="13" meta:word-count="196" meta:character-count="1397" meta:non-whitespace-character-count="1212"/>
    <meta:generator>LibreOffice/6.3.5.2$Linux_X86_64 LibreOffice_project/30$Build-2</meta:generator>
  </office:meta>
</office:document-meta>
</file>